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713cm"/>
    </style:style>
    <style:style style:name="gr5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2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ff" fo:font-style="italic" style:text-underline-style="none" style:font-style-asian="italic" style:font-style-complex="italic"/>
    </style:style>
    <style:style style:name="P3" style:family="paragraph">
      <style:paragraph-properties fo:text-align="justify"/>
      <style:text-properties fo:color="#000099"/>
    </style:style>
    <style:style style:name="P4" style:family="paragraph">
      <style:text-properties fo:color="#000099"/>
    </style:style>
    <style:style style:name="P5" style:family="paragraph">
      <style:paragraph-properties fo:text-align="justify"/>
      <style:text-properties fo:color="#0000cc" fo:font-style="italic" style:font-style-asian="italic" style:font-style-complex="italic"/>
    </style:style>
    <style:style style:name="T1" style:family="text">
      <style:text-properties fo:color="#3333ff"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color="#0000cc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48cm" svg:height="2.413cm" svg:x="8.874cm" svg:y="1.381cm">
          <text:p text:style-name="P1">GateWay</text:p>
        </draw:rect>
        <draw:rect draw:style-name="gr1" draw:text-style-name="P1" draw:layer="layout" svg:width="3.937cm" svg:height="2.413cm" svg:x="14.97cm" svg:y="1.381cm">
          <text:p text:style-name="P1">Temperature</text:p>
          <text:p text:style-name="P1">Sensor</text:p>
        </draw:rect>
        <draw:rect draw:style-name="gr1" draw:text-style-name="P1" draw:layer="layout" svg:width="3.937cm" svg:height="2.413cm" svg:x="14.97cm" svg:y="5.445cm">
          <text:p text:style-name="P1">Motion</text:p>
          <text:p text:style-name="P1">Sensor</text:p>
        </draw:rect>
        <draw:rect draw:style-name="gr1" draw:text-style-name="P1" draw:layer="layout" svg:width="3.937cm" svg:height="2.413cm" svg:x="8.112cm" svg:y="10.271cm">
          <text:p text:style-name="P1">Smart</text:p>
          <text:p text:style-name="P1">Bulb</text:p>
        </draw:rect>
        <draw:rect draw:style-name="gr1" draw:text-style-name="P1" draw:layer="layout" svg:width="3.937cm" svg:height="2.413cm" svg:x="1.889cm" svg:y="5.953cm">
          <text:p text:style-name="P1">Smart</text:p>
          <text:p text:style-name="P1">Heater</text:p>
        </draw:rect>
        <draw:rect draw:style-name="gr1" draw:text-style-name="P1" draw:layer="layout" svg:width="3.937cm" svg:height="2.413cm" svg:x="14.97cm" svg:y="10.144cm">
          <text:p text:style-name="P1">Backend</text:p>
          <text:p text:style-name="P1">DataBase</text:p>
        </draw:rect>
        <draw:rect draw:style-name="gr1" draw:text-style-name="P1" draw:layer="layout" svg:width="3.937cm" svg:height="2.413cm" svg:x="1.635cm" svg:y="1.635cm">
          <text:p text:style-name="P1">Door</text:p>
          <text:p text:style-name="P1">Sensor</text:p>
        </draw:rect>
        <draw:line draw:style-name="gr2" draw:text-style-name="P1" draw:layer="layout" svg:x1="5.572cm" svg:y1="2.651cm" svg:x2="8.874cm" svg:y2="2.651cm">
          <text:p text:style-name="P1">ID array</text:p>
          <text:p text:style-name="P1"/>
        </draw:line>
        <draw:line draw:style-name="gr2" draw:text-style-name="P1" draw:layer="layout" svg:x1="11.922cm" svg:y1="2.651cm" svg:x2="14.97cm" svg:y2="2.651cm">
          <text:p text:style-name="P1">ID array</text:p>
          <text:p text:style-name="P1"/>
        </draw:line>
        <draw:line draw:style-name="gr3" draw:text-style-name="P1" draw:layer="layout" svg:x1="17.002cm" svg:y1="3.794cm" svg:x2="17.002cm" svg:y2="5.445cm">
          <text:p/>
        </draw:line>
        <draw:line draw:style-name="gr3" draw:text-style-name="P1" draw:layer="layout" svg:x1="17.002cm" svg:y1="7.858cm" svg:x2="17.002cm" svg:y2="10.144cm">
          <text:p/>
        </draw:line>
        <draw:line draw:style-name="gr3" draw:text-style-name="P1" draw:layer="layout" svg:x1="14.97cm" svg:y1="11.414cm" svg:x2="12.049cm" svg:y2="11.414cm">
          <text:p/>
        </draw:line>
        <draw:line draw:style-name="gr3" draw:text-style-name="P1" draw:layer="layout" svg:x1="8.112cm" svg:y1="11.795cm" svg:x2="3.921cm" svg:y2="8.366cm">
          <text:p/>
        </draw:line>
        <draw:line draw:style-name="gr3" draw:text-style-name="P1" draw:layer="layout" svg:x1="3.667cm" svg:y1="5.953cm" svg:x2="3.667cm" svg:y2="3.921cm">
          <text:p/>
        </draw:line>
        <draw:frame draw:style-name="gr4" draw:text-style-name="P1" draw:layer="layout" svg:width="2.758cm" svg:height="0.963cm" svg:x="16.911cm" svg:y="4.048cm">
          <draw:text-box>
            <text:p text:style-name="P1">ID array</text:p>
          </draw:text-box>
        </draw:frame>
        <draw:frame draw:style-name="gr4" draw:text-style-name="P1" draw:layer="layout" svg:width="2.758cm" svg:height="0.963cm" svg:x="3.576cm" svg:y="4.482cm">
          <draw:text-box>
            <text:p text:style-name="P1">ID array</text:p>
          </draw:text-box>
        </draw:frame>
        <draw:frame draw:style-name="gr4" draw:text-style-name="P1" draw:layer="layout" svg:width="2.758cm" svg:height="0.963cm" svg:x="12.303cm" svg:y="10.271cm">
          <draw:text-box>
            <text:p text:style-name="P1">ID array</text:p>
          </draw:text-box>
        </draw:frame>
        <draw:frame draw:style-name="gr4" draw:text-style-name="P1" draw:layer="layout" svg:width="2.758cm" svg:height="0.963cm" svg:x="16.911cm" svg:y="8.366cm">
          <draw:text-box>
            <text:p text:style-name="P1">ID array</text:p>
          </draw:text-box>
        </draw:frame>
        <draw:frame draw:style-name="gr4" draw:text-style-name="P1" draw:layer="layout" svg:width="2.758cm" svg:height="0.963cm" svg:x="3.068cm" svg:y="9.816cm">
          <draw:text-box>
            <text:p text:style-name="P1">ID array</text:p>
          </draw:text-box>
        </draw:frame>
        <draw:rect draw:style-name="gr1" draw:text-style-name="P1" draw:layer="layout" svg:width="3.048cm" svg:height="2.413cm" svg:x="9.255cm" svg:y="15.351cm">
          <text:p text:style-name="P1">GateWay</text:p>
        </draw:rect>
        <draw:rect draw:style-name="gr1" draw:text-style-name="P1" draw:layer="layout" svg:width="3.937cm" svg:height="2.413cm" svg:x="15.351cm" svg:y="15.351cm">
          <text:p text:style-name="P1">Temperature</text:p>
          <text:p text:style-name="P1">Sensor</text:p>
        </draw:rect>
        <draw:rect draw:style-name="gr1" draw:text-style-name="P1" draw:layer="layout" svg:width="3.937cm" svg:height="2.413cm" svg:x="15.351cm" svg:y="19.415cm">
          <text:p text:style-name="P1">Motion</text:p>
          <text:p text:style-name="P1">Sensor</text:p>
        </draw:rect>
        <draw:rect draw:style-name="gr1" draw:text-style-name="P1" draw:layer="layout" svg:width="3.937cm" svg:height="2.413cm" svg:x="8.493cm" svg:y="24.241cm">
          <text:p text:style-name="P1">Smart</text:p>
          <text:p text:style-name="P1">Bulb</text:p>
        </draw:rect>
        <draw:rect draw:style-name="gr1" draw:text-style-name="P1" draw:layer="layout" svg:width="3.937cm" svg:height="2.413cm" svg:x="2.27cm" svg:y="19.923cm">
          <text:p text:style-name="P1">Smart</text:p>
          <text:p text:style-name="P1">Heater</text:p>
        </draw:rect>
        <draw:rect draw:style-name="gr1" draw:text-style-name="P1" draw:layer="layout" svg:width="3.937cm" svg:height="2.413cm" svg:x="15.351cm" svg:y="24.114cm">
          <text:p text:style-name="P1">Backend</text:p>
          <text:p text:style-name="P1">DataBase</text:p>
        </draw:rect>
        <draw:rect draw:style-name="gr1" draw:text-style-name="P1" draw:layer="layout" svg:width="3.937cm" svg:height="2.413cm" svg:x="2.016cm" svg:y="15.605cm">
          <text:p text:style-name="P1">Door</text:p>
          <text:p text:style-name="P1">Sensor</text:p>
        </draw:rect>
        <draw:line draw:style-name="gr2" draw:text-style-name="P1" draw:layer="layout" svg:x1="5.953cm" svg:y1="16.621cm" svg:x2="9.255cm" svg:y2="16.621cm">
          <text:p text:style-name="P1">ID array</text:p>
          <text:p text:style-name="P1"/>
        </draw:line>
        <draw:line draw:style-name="gr2" draw:text-style-name="P1" draw:layer="layout" svg:x1="12.303cm" svg:y1="16.621cm" svg:x2="15.351cm" svg:y2="16.621cm">
          <text:p text:style-name="P1">ID array</text:p>
          <text:p text:style-name="P1"/>
        </draw:line>
        <draw:line draw:style-name="gr3" draw:text-style-name="P1" draw:layer="layout" svg:x1="17.383cm" svg:y1="17.764cm" svg:x2="17.383cm" svg:y2="19.415cm">
          <text:p/>
        </draw:line>
        <draw:line draw:style-name="gr3" draw:text-style-name="P1" draw:layer="layout" svg:x1="17.383cm" svg:y1="21.828cm" svg:x2="17.383cm" svg:y2="24.114cm">
          <text:p/>
        </draw:line>
        <draw:line draw:style-name="gr3" draw:text-style-name="P1" draw:layer="layout" svg:x1="15.351cm" svg:y1="25.384cm" svg:x2="12.43cm" svg:y2="25.384cm">
          <text:p/>
        </draw:line>
        <draw:line draw:style-name="gr3" draw:text-style-name="P1" draw:layer="layout" svg:x1="8.493cm" svg:y1="25.765cm" svg:x2="4.302cm" svg:y2="22.336cm">
          <text:p/>
        </draw:line>
        <draw:line draw:style-name="gr3" draw:text-style-name="P1" draw:layer="layout" svg:x1="4.048cm" svg:y1="19.923cm" svg:x2="4.048cm" svg:y2="17.891cm">
          <text:p/>
        </draw:line>
        <draw:frame draw:style-name="gr4" draw:text-style-name="P1" draw:layer="layout" svg:width="2.758cm" svg:height="0.963cm" svg:x="17.256cm" svg:y="18.018cm">
          <draw:text-box>
            <text:p text:style-name="P1">ID array</text:p>
          </draw:text-box>
        </draw:frame>
        <draw:frame draw:style-name="gr4" draw:text-style-name="P1" draw:layer="layout" svg:width="2.758cm" svg:height="0.963cm" svg:x="3.957cm" svg:y="18.452cm">
          <draw:text-box>
            <text:p text:style-name="P1">ID array</text:p>
          </draw:text-box>
        </draw:frame>
        <draw:frame draw:style-name="gr4" draw:text-style-name="P1" draw:layer="layout" svg:width="2.758cm" svg:height="0.963cm" svg:x="12.684cm" svg:y="24.241cm">
          <draw:text-box>
            <text:p text:style-name="P1">ID array</text:p>
          </draw:text-box>
        </draw:frame>
        <draw:frame draw:style-name="gr4" draw:text-style-name="P1" draw:layer="layout" svg:width="2.758cm" svg:height="0.963cm" svg:x="16.911cm" svg:y="21.447cm">
          <draw:text-box>
            <text:p text:style-name="P1">ID array</text:p>
          </draw:text-box>
        </draw:frame>
        <draw:frame draw:style-name="gr4" draw:text-style-name="P1" draw:layer="layout" svg:width="2.758cm" svg:height="0.963cm" svg:x="3.449cm" svg:y="23.786cm">
          <draw:text-box>
            <text:p text:style-name="P1">ID array</text:p>
          </draw:text-box>
        </draw:frame>
        <draw:line draw:style-name="gr5" draw:text-style-name="P1" draw:layer="layout" svg:x1="16.099cm" svg:y1="19.288cm" svg:x2="18.399cm" svg:y2="21.807cm">
          <text:p/>
        </draw:line>
        <draw:line draw:style-name="gr5" draw:text-style-name="P1" draw:layer="layout" svg:x1="18.272cm" svg:y1="19.161cm" svg:x2="16.367cm" svg:y2="21.955cm">
          <text:p/>
        </draw:line>
        <draw:frame draw:style-name="gr6" draw:text-style-name="P2" draw:layer="layout" svg:width="4.668cm" svg:height="1.673cm" svg:x="14.62cm" svg:y="13.827cm">
          <draw:text-box>
            <text:p text:style-name="P2"><text:span text:style-name="T1">Finds Leader </text:span></text:p>
            <text:p text:style-name="P2"><text:span text:style-name="T1">And Broadcast</text:span></text:p>
          </draw:text-box>
        </draw:frame>
        <draw:frame draw:style-name="gr7" draw:text-style-name="P3" draw:layer="layout" svg:width="9.271cm" svg:height="6.272cm" svg:x="5.826cm" svg:y="4.175cm">
          <draw:text-box>
            <text:p text:style-name="P3"><text:span text:style-name="T2">Leader is selected by Initiator of election. <text:s/>ID array populates with member's id and gets back to Initiator. Initiator Iterates through the ID array to find Leader with Highest ID and Broad cast result.</text:span></text:p>
            <text:p text:style-name="P4"><text:s/></text:p>
          </draw:text-box>
        </draw:frame>
        <draw:frame draw:style-name="gr8" draw:text-style-name="P5" draw:layer="layout" svg:width="9.633cm" svg:height="4.318cm" svg:x="6.334cm" svg:y="19.415cm">
          <draw:text-box>
            <text:p text:style-name="P5"><text:span text:style-name="T3">If a machine fails,Leader is determined by the machine before the failure node which will Broad cast the resul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7T10:04:15</meta:creation-date>
    <dc:date>2015-04-07T11:08:21</dc:date>
    <dc:creator>Ashraf Ali Shaik</dc:creator>
    <meta:editing-duration>PT48M44S</meta:editing-duration>
    <meta:editing-cycles>3</meta:editing-cycles>
    <meta:generator>OpenOffice/4.1.1$Unix OpenOffice.org_project/411m6$Build-9775</meta:generator>
    <meta:document-statistic meta:object-count="43"/>
  </office:meta>
</office:document-meta>
</file>